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4cm" svg:y="3.5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5cm" svg:y="5.2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6cm" svg:y="6.817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7cm" svg:y="8.418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8cm" svg:y="10.019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9cm" svg:y="11.72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6cm" svg:y="13.421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4.837cm" svg:height="1.631cm" svg:x="5.399cm" svg:y="3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77cm" svg:height="1.631cm" svg:x="8.599cm" svg:y="1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83cm" svg:height="1.626cm" svg:x="3.667cm" svg:y="5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64cm" svg:height="1.631cm" svg:x="8.599cm" svg:y="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77cm" svg:height="1.631cm" svg:x="5.399cm" svg:y="8.5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9cm" svg:height="1.626cm" svg:x="3.667cm" svg:y="10.1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9cm" svg:height="1.626cm" svg:x="8.567cm" svg:y="11.7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87cm" svg:height="1.626cm" svg:x="3.667cm" svg:y="13.4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02T13:49:40.765767779</dc:date>
    <dc:creator>elucterio </dc:creator>
    <meta:editing-duration>PT10H18M47S</meta:editing-duration>
    <meta:editing-cycles>34</meta:editing-cycles>
    <meta:generator>LibreOffice/4.2.8.2$Linux_X86_64 LibreOffice_project/420m0$Build-2</meta:generator>
    <meta:document-statistic meta:object-count="17"/>
  </office:meta>
</office:document-meta>
</file>